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itle">
      <style:text-properties officeooo:rsid="001c3310" officeooo:paragraph-rsid="001c3310"/>
    </style:style>
    <style:style style:name="P2" style:family="paragraph" style:parent-style-name="Subtitle">
      <style:text-properties officeooo:rsid="001c3310" officeooo:paragraph-rsid="001c3310"/>
    </style:style>
    <style:style style:name="P3" style:family="paragraph" style:parent-style-name="Text_20_body">
      <style:text-properties officeooo:rsid="001ce5e5" officeooo:paragraph-rsid="001ce5e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posal Contract</text:p>
      <text:p text:style-name="P2">Austin Derbique A01967241</text:p>
      <text:p text:style-name="P3">According to the meeting I had with Dr. Qi, it is determined that I will continue on the paper entitled CrackTree: Automatic crack detection from pavement images and attempt an implementation. Week One I will get started with the implementation of Geodesic shadow removal and local intensity difference analysis. Week two will consist of the tensor voting and crack seed sampling, and minimum spanning tree. <text:s/>The third and final week will be cleaning up the algorithm and trying to improve it. The evaluation will consist of concrete and asphalt images either supplied by Dr. Qi or taken on my ow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8:16:29.800067411</meta:creation-date>
    <meta:editing-duration>PT4M36S</meta:editing-duration>
    <meta:editing-cycles>2</meta:editing-cycles>
    <meta:generator>LibreOffice/5.0.6.2$Linux_X86_64 LibreOffice_project/00$Build-2</meta:generator>
    <dc:date>2017-11-22T18:21:03.748733695</dc:date>
    <meta:document-statistic meta:table-count="0" meta:image-count="0" meta:object-count="0" meta:page-count="1" meta:paragraph-count="3" meta:word-count="106" meta:character-count="647" meta:non-whitespace-character-count="542"/>
  </office:meta>
</office:document-meta>
</file>